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margin-top="0in" fo:margin-bottom="0in" loext:contextual-spacing="false"/>
      <style:text-properties fo:font-weight="normal" officeooo:rsid="00671542" officeooo:paragraph-rsid="0018978e" style:font-weight-asian="normal" style:font-weight-complex="normal"/>
    </style:style>
    <style:style style:name="P2" style:family="paragraph" style:parent-style-name="Table_20_Contents">
      <style:paragraph-properties fo:margin-top="0in" fo:margin-bottom="0in" loext:contextual-spacing="false"/>
      <style:text-properties fo:font-weight="normal" officeooo:rsid="0074f045" officeooo:paragraph-rsid="0018978e" style:font-weight-asian="normal" style:font-weight-complex="normal"/>
    </style:style>
    <style:style style:name="P3" style:family="paragraph" style:parent-style-name="Table_20_Contents">
      <style:paragraph-properties fo:margin-top="0in" fo:margin-bottom="0in" loext:contextual-spacing="false"/>
      <style:text-properties fo:font-weight="normal" officeooo:rsid="006e1520" officeooo:paragraph-rsid="0018978e" style:font-weight-asian="normal" style:font-weight-complex="normal"/>
    </style:style>
    <style:style style:name="P4" style:family="paragraph" style:parent-style-name="Table_20_Contents">
      <style:paragraph-properties fo:margin-top="0in" fo:margin-bottom="0in" loext:contextual-spacing="false"/>
      <style:text-properties fo:font-weight="normal" officeooo:rsid="00772adb" officeooo:paragraph-rsid="0018978e" style:font-weight-asian="normal" style:font-weight-complex="normal"/>
    </style:style>
    <style:style style:name="P5" style:family="paragraph" style:parent-style-name="Table_20_Contents">
      <style:paragraph-properties fo:margin-top="0in" fo:margin-bottom="0in" loext:contextual-spacing="false"/>
      <style:text-properties fo:font-weight="normal" officeooo:rsid="0052d8f8" officeooo:paragraph-rsid="004ea0a7"/>
    </style:style>
    <style:style style:name="P6" style:family="paragraph" style:parent-style-name="Table_20_Contents">
      <style:paragraph-properties fo:margin-top="0in" fo:margin-bottom="0in" loext:contextual-spacing="false"/>
      <style:text-properties fo:font-weight="normal" officeooo:rsid="004e103b" officeooo:paragraph-rsid="004ea0a7"/>
    </style:style>
    <style:style style:name="P7" style:family="paragraph" style:parent-style-name="Table_20_Contents">
      <style:paragraph-properties fo:margin-top="0in" fo:margin-bottom="0in" loext:contextual-spacing="false"/>
      <style:text-properties officeooo:paragraph-rsid="0018978e"/>
    </style:style>
    <style:style style:name="P8" style:family="paragraph" style:parent-style-name="Table_20_Contents">
      <style:paragraph-properties fo:margin-top="0in" fo:margin-bottom="0in" loext:contextual-spacing="false"/>
      <style:text-properties officeooo:rsid="00288469" officeooo:paragraph-rsid="00288469"/>
    </style:style>
    <style:style style:name="P9" style:family="paragraph" style:parent-style-name="Table_20_Contents">
      <style:paragraph-properties fo:margin-top="0in" fo:margin-bottom="0in" loext:contextual-spacing="false"/>
      <style:text-properties officeooo:rsid="00671542" officeooo:paragraph-rsid="0018978e" style:font-weight-asian="normal" style:font-weight-complex="normal"/>
    </style:style>
    <style:style style:name="P10" style:family="paragraph" style:parent-style-name="Table_20_Contents">
      <style:paragraph-properties fo:margin-top="0in" fo:margin-bottom="0in" loext:contextual-spacing="false"/>
      <style:text-properties officeooo:paragraph-rsid="004ea0a7"/>
    </style:style>
    <style:style style:name="P11" style:family="paragraph" style:parent-style-name="Text_20_body">
      <style:paragraph-properties fo:margin-top="0in" fo:margin-bottom="0in" loext:contextual-spacing="false" fo:break-before="page"/>
      <style:text-properties fo:font-weight="normal" officeooo:rsid="001de02d" officeooo:paragraph-rsid="0018978e" style:font-weight-asian="normal" style:font-weight-complex="normal"/>
    </style:style>
    <style:style style:name="P12" style:family="paragraph" style:parent-style-name="Text_20_body">
      <style:paragraph-properties fo:margin-top="0in" fo:margin-bottom="0in" loext:contextual-spacing="false" fo:break-before="page"/>
      <style:text-properties fo:font-size="12pt" fo:font-weight="normal" officeooo:rsid="007303ad" officeooo:paragraph-rsid="0049811f" style:font-size-asian="12pt" style:font-size-complex="12pt"/>
    </style:style>
    <style:style style:name="P13" style:family="paragraph" style:parent-style-name="Text_20_body">
      <style:paragraph-properties fo:margin-top="0in" fo:margin-bottom="0in" loext:contextual-spacing="false"/>
      <style:text-properties fo:font-weight="normal" officeooo:rsid="0034f72d" officeooo:paragraph-rsid="0018978e" style:font-weight-asian="normal" style:font-weight-complex="normal"/>
    </style:style>
    <style:style style:name="P14" style:family="paragraph" style:parent-style-name="Text_20_body">
      <style:paragraph-properties fo:margin-top="0in" fo:margin-bottom="0in" loext:contextual-spacing="false"/>
      <style:text-properties fo:font-weight="normal" officeooo:rsid="00671542" officeooo:paragraph-rsid="002a2807" style:font-weight-asian="normal" style:font-weight-complex="normal"/>
    </style:style>
    <style:style style:name="P15" style:family="paragraph" style:parent-style-name="Text_20_body">
      <style:paragraph-properties fo:margin-top="0in" fo:margin-bottom="0in" loext:contextual-spacing="false"/>
      <style:text-properties fo:font-weight="normal" officeooo:rsid="001e57db" officeooo:paragraph-rsid="0018978e" style:font-weight-asian="normal" style:font-weight-complex="normal"/>
    </style:style>
    <style:style style:name="P16" style:family="paragraph" style:parent-style-name="Text_20_body">
      <style:paragraph-properties fo:margin-top="0in" fo:margin-bottom="0in" loext:contextual-spacing="false"/>
      <style:text-properties fo:font-weight="normal" officeooo:rsid="001fb954" officeooo:paragraph-rsid="001fb954" style:font-weight-asian="normal" style:font-weight-complex="normal"/>
    </style:style>
    <style:style style:name="P17" style:family="paragraph" style:parent-style-name="Text_20_body">
      <style:paragraph-properties fo:margin-top="0in" fo:margin-bottom="0in" loext:contextual-spacing="false"/>
      <style:text-properties fo:font-weight="normal" officeooo:rsid="001fb954" officeooo:paragraph-rsid="005face5" style:font-weight-asian="normal" style:font-weight-complex="normal"/>
    </style:style>
    <style:style style:name="P18" style:family="paragraph" style:parent-style-name="Text_20_body">
      <style:paragraph-properties fo:margin-top="0in" fo:margin-bottom="0in" loext:contextual-spacing="false"/>
      <style:text-properties fo:font-weight="normal" officeooo:rsid="004d0919" officeooo:paragraph-rsid="004d0919" style:font-weight-asian="normal" style:font-weight-complex="normal"/>
    </style:style>
    <style:style style:name="P19" style:family="paragraph" style:parent-style-name="Text_20_body">
      <style:paragraph-properties fo:margin-top="0in" fo:margin-bottom="0in" loext:contextual-spacing="false"/>
      <style:text-properties fo:font-weight="normal" officeooo:rsid="003d5c56" officeooo:paragraph-rsid="003d5c56" style:font-weight-asian="normal" style:font-weight-complex="normal"/>
    </style:style>
    <style:style style:name="P20" style:family="paragraph" style:parent-style-name="Text_20_body">
      <style:paragraph-properties fo:margin-top="0in" fo:margin-bottom="0in" loext:contextual-spacing="false"/>
      <style:text-properties fo:font-weight="normal" officeooo:rsid="007303ad" officeooo:paragraph-rsid="0049811f" style:font-weight-asian="normal" style:font-weight-complex="normal"/>
    </style:style>
    <style:style style:name="P21" style:family="paragraph" style:parent-style-name="Text_20_body">
      <style:paragraph-properties fo:margin-top="0in" fo:margin-bottom="0in" loext:contextual-spacing="false"/>
      <style:text-properties fo:font-weight="normal" officeooo:rsid="0022ec89" officeooo:paragraph-rsid="0018978e" style:font-weight-asian="normal" style:font-weight-complex="normal"/>
    </style:style>
    <style:style style:name="P22" style:family="paragraph" style:parent-style-name="Text_20_body">
      <style:paragraph-properties fo:margin-top="0in" fo:margin-bottom="0in" loext:contextual-spacing="false"/>
      <style:text-properties fo:font-weight="normal" officeooo:rsid="003d9f10" officeooo:paragraph-rsid="0018978e"/>
    </style:style>
    <style:style style:name="P23" style:family="paragraph" style:parent-style-name="Text_20_body">
      <style:paragraph-properties fo:margin-top="0in" fo:margin-bottom="0in" loext:contextual-spacing="false" fo:text-align="start" style:justify-single-word="false"/>
      <style:text-properties fo:font-weight="normal" officeooo:rsid="003d9f10" officeooo:paragraph-rsid="0018978e"/>
    </style:style>
    <style:style style:name="P24" style:family="paragraph" style:parent-style-name="Text_20_body">
      <style:paragraph-properties fo:margin-top="0in" fo:margin-bottom="0in" loext:contextual-spacing="false"/>
      <style:text-properties fo:font-weight="normal" officeooo:rsid="0052d8f8" officeooo:paragraph-rsid="0018978e"/>
    </style:style>
    <style:style style:name="P25" style:family="paragraph" style:parent-style-name="Text_20_body">
      <style:paragraph-properties fo:margin-top="0in" fo:margin-bottom="0in" loext:contextual-spacing="false"/>
      <style:text-properties fo:font-weight="normal" officeooo:rsid="0052d8f8" officeooo:paragraph-rsid="0018cd9a"/>
    </style:style>
    <style:style style:name="P26" style:family="paragraph" style:parent-style-name="Text_20_body">
      <style:paragraph-properties fo:margin-top="0in" fo:margin-bottom="0in" loext:contextual-spacing="false"/>
      <style:text-properties fo:font-weight="normal" officeooo:rsid="0018cd9a" officeooo:paragraph-rsid="0018cd9a"/>
    </style:style>
    <style:style style:name="P27" style:family="paragraph" style:parent-style-name="Text_20_body">
      <style:paragraph-properties fo:margin-top="0in" fo:margin-bottom="0in" loext:contextual-spacing="false"/>
      <style:text-properties fo:font-weight="normal" officeooo:rsid="007303ad" officeooo:paragraph-rsid="0018978e"/>
    </style:style>
    <style:style style:name="P28" style:family="paragraph" style:parent-style-name="Text_20_body">
      <style:paragraph-properties fo:margin-top="0in" fo:margin-bottom="0in" loext:contextual-spacing="false"/>
      <style:text-properties fo:font-weight="normal" officeooo:rsid="007303ad" officeooo:paragraph-rsid="0049811f"/>
    </style:style>
    <style:style style:name="P29" style:family="paragraph" style:parent-style-name="Text_20_body">
      <style:paragraph-properties fo:margin-top="0in" fo:margin-bottom="0in" loext:contextual-spacing="false"/>
      <style:text-properties fo:font-weight="normal" officeooo:paragraph-rsid="0018978e"/>
    </style:style>
    <style:style style:name="P30" style:family="paragraph" style:parent-style-name="Text_20_body">
      <style:paragraph-properties fo:margin-top="0in" fo:margin-bottom="0in" loext:contextual-spacing="false" fo:text-align="start" style:justify-single-word="false"/>
      <style:text-properties fo:font-weight="normal" officeooo:rsid="0058009c" officeooo:paragraph-rsid="0018978e"/>
    </style:style>
    <style:style style:name="P31" style:family="paragraph" style:parent-style-name="Text_20_body">
      <style:paragraph-properties fo:margin-top="0in" fo:margin-bottom="0in" loext:contextual-spacing="false" fo:text-align="start" style:justify-single-word="false"/>
      <style:text-properties fo:font-weight="normal" officeooo:paragraph-rsid="0018978e"/>
    </style:style>
    <style:style style:name="P32" style:family="paragraph" style:parent-style-name="Text_20_body">
      <style:paragraph-properties fo:margin-top="0in" fo:margin-bottom="0in" loext:contextual-spacing="false" fo:text-align="center" style:justify-single-word="false"/>
      <style:text-properties fo:font-weight="bold" officeooo:rsid="003f3486" officeooo:paragraph-rsid="0018978e" style:font-weight-asian="bold" style:font-weight-complex="bold"/>
    </style:style>
    <style:style style:name="P33" style:family="paragraph" style:parent-style-name="Text_20_body">
      <style:paragraph-properties fo:margin-top="0in" fo:margin-bottom="0in" loext:contextual-spacing="false"/>
      <style:text-properties fo:font-weight="bold" officeooo:rsid="0074f045" officeooo:paragraph-rsid="0018978e" style:font-weight-asian="bold" style:font-weight-complex="bold"/>
    </style:style>
    <style:style style:name="P34" style:family="paragraph" style:parent-style-name="Text_20_body">
      <style:paragraph-properties fo:margin-top="0in" fo:margin-bottom="0in" loext:contextual-spacing="false"/>
      <style:text-properties fo:font-weight="bold" officeooo:rsid="0074f045" officeooo:paragraph-rsid="0066b66b" style:font-weight-asian="bold" style:font-weight-complex="bold"/>
    </style:style>
    <style:style style:name="P35" style:family="paragraph" style:parent-style-name="Text_20_body">
      <style:paragraph-properties fo:margin-top="0in" fo:margin-bottom="0in" loext:contextual-spacing="false"/>
      <style:text-properties fo:font-weight="bold" officeooo:rsid="001fb954" officeooo:paragraph-rsid="001fb954" style:font-weight-asian="bold" style:font-weight-complex="bold"/>
    </style:style>
    <style:style style:name="P36" style:family="paragraph" style:parent-style-name="Text_20_body">
      <style:paragraph-properties fo:margin-top="0in" fo:margin-bottom="0in" loext:contextual-spacing="false"/>
      <style:text-properties fo:font-weight="bold" officeooo:rsid="001fb954" officeooo:paragraph-rsid="005face5" style:font-weight-asian="bold" style:font-weight-complex="bold"/>
    </style:style>
    <style:style style:name="P37" style:family="paragraph" style:parent-style-name="Text_20_body">
      <style:paragraph-properties fo:margin-top="0in" fo:margin-bottom="0in" loext:contextual-spacing="false"/>
      <style:text-properties officeooo:paragraph-rsid="0018978e"/>
    </style:style>
    <style:style style:name="P38" style:family="paragraph" style:parent-style-name="Text_20_body">
      <style:paragraph-properties fo:margin-top="0in" fo:margin-bottom="0in" loext:contextual-spacing="false"/>
      <style:text-properties officeooo:paragraph-rsid="0018cd9a"/>
    </style:style>
    <style:style style:name="P39" style:family="paragraph" style:parent-style-name="Text_20_body">
      <style:paragraph-properties fo:margin-top="0in" fo:margin-bottom="0in" loext:contextual-spacing="false"/>
      <style:text-properties officeooo:paragraph-rsid="002eb542"/>
    </style:style>
    <style:style style:name="P40" style:family="paragraph" style:parent-style-name="Text_20_body">
      <style:paragraph-properties fo:margin-top="0in" fo:margin-bottom="0in" loext:contextual-spacing="false"/>
      <style:text-properties officeooo:rsid="001cb7b4" officeooo:paragraph-rsid="001cb7b4"/>
    </style:style>
    <style:style style:name="P41" style:family="paragraph" style:parent-style-name="Text_20_body">
      <style:paragraph-properties fo:margin-top="0in" fo:margin-bottom="0in" loext:contextual-spacing="false"/>
      <style:text-properties officeooo:rsid="002f5038" officeooo:paragraph-rsid="002f5038"/>
    </style:style>
    <style:style style:name="P42" style:family="paragraph" style:parent-style-name="Text_20_body">
      <style:paragraph-properties fo:margin-top="0in" fo:margin-bottom="0in" loext:contextual-spacing="false"/>
      <style:text-properties officeooo:rsid="00330bbc" officeooo:paragraph-rsid="0033d928"/>
    </style:style>
    <style:style style:name="P43" style:family="paragraph" style:parent-style-name="Text_20_body">
      <style:paragraph-properties fo:margin-top="0in" fo:margin-bottom="0in" loext:contextual-spacing="false"/>
      <style:text-properties officeooo:rsid="0035bc9a" officeooo:paragraph-rsid="0035bc9a"/>
    </style:style>
    <style:style style:name="P44" style:family="paragraph" style:parent-style-name="Text_20_body">
      <style:paragraph-properties fo:margin-top="0in" fo:margin-bottom="0in" loext:contextual-spacing="false"/>
      <style:text-properties fo:font-size="12pt" fo:font-weight="normal" officeooo:rsid="007303ad" officeooo:paragraph-rsid="0049811f" style:font-size-asian="12pt" style:font-size-complex="12pt"/>
    </style:style>
    <style:style style:name="P45" style:family="paragraph" style:parent-style-name="Text_20_body">
      <style:paragraph-properties fo:margin-top="0in" fo:margin-bottom="0in" loext:contextual-spacing="false"/>
      <style:text-properties fo:font-size="12pt" fo:font-weight="normal" officeooo:rsid="004323dd" officeooo:paragraph-rsid="0049811f" style:font-size-asian="12pt" style:font-size-complex="12pt"/>
    </style:style>
    <style:style style:name="P46" style:family="paragraph" style:parent-style-name="Text_20_body">
      <style:paragraph-properties fo:margin-top="0in" fo:margin-bottom="0in" loext:contextual-spacing="false"/>
      <style:text-properties fo:font-size="12pt" fo:font-weight="normal" officeooo:rsid="0048a5af" officeooo:paragraph-rsid="0049811f" style:font-size-asian="12pt" style:font-size-complex="12pt"/>
    </style:style>
    <style:style style:name="P47" style:family="paragraph" style:parent-style-name="Text_20_body">
      <style:paragraph-properties fo:margin-top="0in" fo:margin-bottom="0in" loext:contextual-spacing="false"/>
      <style:text-properties officeooo:paragraph-rsid="004d0919"/>
    </style:style>
    <style:style style:name="P48" style:family="paragraph" style:parent-style-name="Text_20_body">
      <style:paragraph-properties fo:margin-top="0in" fo:margin-bottom="0in" loext:contextual-spacing="false" fo:text-align="start" style:justify-single-word="false"/>
      <style:text-properties officeooo:paragraph-rsid="0018978e"/>
    </style:style>
    <style:style style:name="P49" style:family="paragraph" style:parent-style-name="Text_20_body">
      <style:paragraph-properties fo:margin-top="0in" fo:margin-bottom="0in" loext:contextual-spacing="false"/>
      <style:text-properties officeooo:paragraph-rsid="001aab78"/>
    </style:style>
    <style:style style:name="P50" style:family="paragraph" style:parent-style-name="Text_20_body">
      <style:paragraph-properties fo:margin-top="0in" fo:margin-bottom="0in" loext:contextual-spacing="false"/>
      <style:text-properties officeooo:paragraph-rsid="001d7018"/>
    </style:style>
    <style:style style:name="P51" style:family="paragraph" style:parent-style-name="Text_20_body">
      <style:paragraph-properties fo:margin-top="0in" fo:margin-bottom="0in" loext:contextual-spacing="false"/>
      <style:text-properties style:font-name="Liberation Serif" officeooo:rsid="0024b87e" officeooo:paragraph-rsid="0024b87e"/>
    </style:style>
    <style:style style:name="P52" style:family="paragraph" style:parent-style-name="Text_20_body">
      <style:paragraph-properties fo:margin-top="0in" fo:margin-bottom="0in" loext:contextual-spacing="false"/>
      <style:text-properties style:font-name="Liberation Serif" fo:font-weight="normal" officeooo:rsid="0074f045" officeooo:paragraph-rsid="0018978e" style:font-weight-asian="normal" style:font-weight-complex="normal"/>
    </style:style>
    <style:style style:name="P53" style:family="paragraph" style:parent-style-name="Text_20_body">
      <style:paragraph-properties fo:margin-top="0in" fo:margin-bottom="0in" loext:contextual-spacing="false"/>
      <style:text-properties style:font-name="Liberation Serif" fo:font-weight="normal" officeooo:rsid="0024b87e" officeooo:paragraph-rsid="0024b87e" style:font-weight-asian="normal" style:font-weight-complex="normal"/>
    </style:style>
    <style:style style:name="P54" style:family="paragraph" style:parent-style-name="Text_20_body">
      <style:paragraph-properties fo:margin-top="0in" fo:margin-bottom="0in" loext:contextual-spacing="false"/>
      <style:text-properties officeooo:paragraph-rsid="001fb954"/>
    </style:style>
    <style:style style:name="P55" style:family="paragraph" style:parent-style-name="Text_20_body">
      <style:paragraph-properties fo:margin-top="0in" fo:margin-bottom="0in" loext:contextual-spacing="false"/>
      <style:text-properties officeooo:paragraph-rsid="002d5da3"/>
    </style:style>
    <style:style style:name="P56" style:family="paragraph" style:parent-style-name="Text_20_body">
      <style:paragraph-properties fo:margin-top="0in" fo:margin-bottom="0in" loext:contextual-spacing="false"/>
      <style:text-properties officeooo:rsid="0038c9cc" officeooo:paragraph-rsid="0038c9cc"/>
    </style:style>
    <style:style style:name="P57" style:family="paragraph" style:parent-style-name="Text_20_body">
      <style:paragraph-properties fo:margin-top="0in" fo:margin-bottom="0in" loext:contextual-spacing="false"/>
      <style:text-properties officeooo:rsid="0039d854" officeooo:paragraph-rsid="0039d854"/>
    </style:style>
    <style:style style:name="P58" style:family="paragraph" style:parent-style-name="Standard">
      <style:paragraph-properties fo:margin-top="0in" fo:margin-bottom="0in" loext:contextual-spacing="false"/>
      <style:text-properties officeooo:paragraph-rsid="0018978e"/>
    </style:style>
    <style:style style:name="P59" style:family="paragraph" style:parent-style-name="Standard">
      <style:paragraph-properties fo:margin-top="0in" fo:margin-bottom="0in" loext:contextual-spacing="false"/>
      <style:text-properties fo:font-weight="normal" officeooo:rsid="00772adb" officeooo:paragraph-rsid="0018978e" style:font-weight-asian="normal" style:font-weight-complex="normal"/>
    </style:style>
    <style:style style:name="P60" style:family="paragraph" style:parent-style-name="Heading_20_2">
      <style:paragraph-properties fo:margin-top="0in" fo:margin-bottom="0in" loext:contextual-spacing="false"/>
      <style:text-properties fo:font-size="12pt" fo:font-weight="normal" officeooo:rsid="006e1520" officeooo:paragraph-rsid="0018978e" style:font-size-asian="12pt" style:font-weight-asian="normal" style:font-size-complex="12pt" style:font-weight-complex="normal"/>
    </style:style>
    <style:style style:name="P61" style:family="paragraph" style:parent-style-name="Text_20_body">
      <style:text-properties officeooo:paragraph-rsid="0018978e"/>
    </style:style>
    <style:style style:name="P62" style:family="paragraph" style:parent-style-name="Text_20_body" style:list-style-name="L4">
      <style:text-properties officeooo:paragraph-rsid="002b96bc"/>
    </style:style>
    <style:style style:name="P63" style:family="paragraph" style:parent-style-name="Text_20_body" style:list-style-name="L1">
      <style:paragraph-properties fo:margin-top="0in" fo:margin-bottom="0in" loext:contextual-spacing="false"/>
      <style:text-properties officeooo:paragraph-rsid="0018978e"/>
    </style:style>
    <style:style style:name="P64" style:family="paragraph" style:parent-style-name="Text_20_body" style:list-style-name="L1">
      <style:paragraph-properties fo:margin-top="0in" fo:margin-bottom="0in" loext:contextual-spacing="false"/>
      <style:text-properties officeooo:rsid="00549770" officeooo:paragraph-rsid="00549770"/>
    </style:style>
    <style:style style:name="P65" style:family="paragraph" style:parent-style-name="Text_20_body" style:list-style-name="L2">
      <style:paragraph-properties fo:margin-top="0in" fo:margin-bottom="0in" loext:contextual-spacing="false"/>
      <style:text-properties officeooo:paragraph-rsid="0018978e"/>
    </style:style>
    <style:style style:name="P66" style:family="paragraph" style:parent-style-name="Text_20_body" style:list-style-name="L3">
      <style:paragraph-properties fo:margin-top="0in" fo:margin-bottom="0in" loext:contextual-spacing="false"/>
      <style:text-properties officeooo:paragraph-rsid="0018978e"/>
    </style:style>
    <style:style style:name="P67" style:family="paragraph" style:parent-style-name="Text_20_body" style:list-style-name="L4">
      <style:paragraph-properties fo:margin-top="0in" fo:margin-bottom="0in" loext:contextual-spacing="false"/>
      <style:text-properties officeooo:paragraph-rsid="0018978e"/>
    </style:style>
    <style:style style:name="P68" style:family="paragraph" style:parent-style-name="Text_20_body" style:list-style-name="L4">
      <style:paragraph-properties fo:margin-top="0in" fo:margin-bottom="0in" loext:contextual-spacing="false"/>
      <style:text-properties officeooo:paragraph-rsid="002eb542"/>
    </style:style>
    <style:style style:name="P69" style:family="paragraph" style:parent-style-name="Text_20_body" style:list-style-name="L4">
      <style:paragraph-properties fo:margin-top="0in" fo:margin-bottom="0in" loext:contextual-spacing="false"/>
      <style:text-properties officeooo:rsid="00770399" officeooo:paragraph-rsid="00770399"/>
    </style:style>
    <style:style style:name="P70" style:family="paragraph" style:parent-style-name="Text_20_body">
      <style:paragraph-properties fo:margin-top="0in" fo:margin-bottom="0in" loext:contextual-spacing="false"/>
      <style:text-properties style:text-underline-style="solid" style:text-underline-type="double" style:text-underline-width="auto" style:text-underline-color="font-color" fo:font-weight="normal" officeooo:rsid="003d5c56" officeooo:paragraph-rsid="003bdd46" style:font-weight-asian="normal" style:font-weight-complex="normal"/>
    </style:style>
    <style:style style:name="P71" style:family="paragraph" style:parent-style-name="Heading_20_5">
      <style:text-properties fo:font-size="14pt" fo:font-weight="normal" officeooo:rsid="0047cdb2" officeooo:paragraph-rsid="0047cdb2" style:font-size-asian="14pt" style:font-size-complex="14pt"/>
    </style:style>
    <style:style style:name="P72" style:family="paragraph" style:parent-style-name="Heading_20_5">
      <style:paragraph-properties fo:margin-top="0in" fo:margin-bottom="0in" loext:contextual-spacing="false"/>
      <style:text-properties fo:font-size="14pt" fo:font-weight="normal" officeooo:rsid="007303ad" officeooo:paragraph-rsid="0049811f" style:font-size-asian="14pt" style:font-size-complex="14pt"/>
    </style:style>
    <style:style style:name="T1" style:family="text">
      <style:text-properties officeooo:rsid="00438e89"/>
    </style:style>
    <style:style style:name="T2" style:family="text">
      <style:text-properties officeooo:rsid="00474c52"/>
    </style:style>
    <style:style style:name="T3" style:family="text">
      <style:text-properties officeooo:rsid="0045596a"/>
    </style:style>
    <style:style style:name="T4" style:family="text">
      <style:text-properties style:font-weight-asian="normal" style:font-weight-complex="normal"/>
    </style:style>
    <style:style style:name="T5" style:family="text">
      <style:text-properties officeooo:rsid="0034f72d" style:font-weight-asian="normal" style:font-weight-complex="normal"/>
    </style:style>
    <style:style style:name="T6" style:family="text">
      <style:text-properties officeooo:rsid="0036e8fb" style:font-weight-asian="normal" style:font-weight-complex="normal"/>
    </style:style>
    <style:style style:name="T7" style:family="text">
      <style:text-properties officeooo:rsid="0039d63b" style:font-weight-asian="normal" style:font-weight-complex="normal"/>
    </style:style>
    <style:style style:name="T8" style:family="text">
      <style:text-properties officeooo:rsid="00671542" style:font-weight-asian="normal" style:font-weight-complex="normal"/>
    </style:style>
    <style:style style:name="T9" style:family="text">
      <style:text-properties officeooo:rsid="00698c4c"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4f72d" style:font-weight-asian="bold" style:font-weight-complex="bold"/>
    </style:style>
    <style:style style:name="T13" style:family="text">
      <style:text-properties fo:font-weight="bold" officeooo:rsid="0039d63b" style:font-weight-asian="bold" style:font-weight-complex="bold"/>
    </style:style>
    <style:style style:name="T14" style:family="text">
      <style:text-properties fo:font-weight="bold" officeooo:rsid="003aef6c" style:font-weight-asian="bold" style:font-weight-complex="bold"/>
    </style:style>
    <style:style style:name="T15" style:family="text">
      <style:text-properties fo:font-weight="bold" officeooo:rsid="006d7644" style:font-weight-asian="bold" style:font-weight-complex="bold"/>
    </style:style>
    <style:style style:name="T16" style:family="text">
      <style:text-properties fo:font-weight="bold" officeooo:rsid="004e103b" style:font-weight-asian="bold" style:font-weight-complex="bold"/>
    </style:style>
    <style:style style:name="T17" style:family="text">
      <style:text-properties fo:font-weight="bold" officeooo:rsid="00653ae8" style:font-weight-asian="bold" style:font-weight-complex="bold"/>
    </style:style>
    <style:style style:name="T18" style:family="text">
      <style:text-properties fo:font-weight="bold" officeooo:rsid="00671542" style:font-weight-asian="bold" style:font-weight-complex="bold"/>
    </style:style>
    <style:style style:name="T19" style:family="text">
      <style:text-properties fo:font-weight="bold" officeooo:rsid="006e1520" style:font-weight-asian="bold" style:font-weight-complex="bold"/>
    </style:style>
    <style:style style:name="T20" style:family="text">
      <style:text-properties fo:font-weight="bold" officeooo:rsid="005a76d3" style:font-weight-asian="bold" style:font-weight-complex="bold"/>
    </style:style>
    <style:style style:name="T21" style:family="text">
      <style:text-properties officeooo:rsid="00385680"/>
    </style:style>
    <style:style style:name="T22" style:family="text">
      <style:text-properties officeooo:rsid="0039d63b"/>
    </style:style>
    <style:style style:name="T23" style:family="text">
      <style:text-properties officeooo:rsid="003aef6c"/>
    </style:style>
    <style:style style:name="T24" style:family="text">
      <style:text-properties officeooo:rsid="0040fcf0"/>
    </style:style>
    <style:style style:name="T25" style:family="text">
      <style:text-properties fo:font-weight="normal"/>
    </style:style>
    <style:style style:name="T26" style:family="text">
      <style:text-properties fo:font-weight="normal" officeooo:rsid="006d7644"/>
    </style:style>
    <style:style style:name="T27" style:family="text">
      <style:text-properties fo:font-weight="normal" style:font-weight-asian="normal" style:font-weight-complex="normal"/>
    </style:style>
    <style:style style:name="T28" style:family="text">
      <style:text-properties fo:font-weight="normal" officeooo:rsid="006d7644" style:font-weight-asian="normal" style:font-weight-complex="normal"/>
    </style:style>
    <style:style style:name="T29" style:family="text">
      <style:text-properties fo:font-weight="normal" officeooo:rsid="00671542" style:font-weight-asian="normal" style:font-weight-complex="normal"/>
    </style:style>
    <style:style style:name="T30" style:family="text">
      <style:text-properties fo:font-weight="normal" officeooo:rsid="006e1520" style:font-weight-asian="normal" style:font-weight-complex="normal"/>
    </style:style>
    <style:style style:name="T31" style:family="text">
      <style:text-properties fo:font-weight="normal" officeooo:rsid="0074d378" style:font-weight-asian="normal" style:font-weight-complex="normal"/>
    </style:style>
    <style:style style:name="T32" style:family="text">
      <style:text-properties fo:font-weight="normal" officeooo:rsid="0074f045" style:font-weight-asian="normal" style:font-weight-complex="normal"/>
    </style:style>
    <style:style style:name="T33" style:family="text">
      <style:text-properties fo:font-weight="normal" officeooo:rsid="001e57db" style:font-weight-asian="normal" style:font-weight-complex="normal"/>
    </style:style>
    <style:style style:name="T34" style:family="text">
      <style:text-properties fo:font-weight="normal" officeooo:rsid="00208dee" style:font-weight-asian="normal" style:font-weight-complex="normal"/>
    </style:style>
    <style:style style:name="T35" style:family="text">
      <style:text-properties fo:font-weight="normal" officeooo:rsid="00222620" style:font-weight-asian="normal" style:font-weight-complex="normal"/>
    </style:style>
    <style:style style:name="T36" style:family="text">
      <style:text-properties fo:font-weight="normal" officeooo:rsid="0022ec89" style:font-weight-asian="normal" style:font-weight-complex="normal"/>
    </style:style>
    <style:style style:name="T37" style:family="text">
      <style:text-properties fo:font-weight="normal" officeooo:rsid="0024543f" style:font-weight-asian="normal" style:font-weight-complex="normal"/>
    </style:style>
    <style:style style:name="T38" style:family="text">
      <style:text-properties fo:font-weight="normal" officeooo:rsid="0025959d" style:font-weight-asian="normal" style:font-weight-complex="normal"/>
    </style:style>
    <style:style style:name="T39" style:family="text">
      <style:text-properties fo:font-weight="normal" officeooo:rsid="0028dac7" style:font-weight-asian="normal" style:font-weight-complex="normal"/>
    </style:style>
    <style:style style:name="T40" style:family="text">
      <style:text-properties fo:font-weight="normal" officeooo:rsid="002a2807" style:font-weight-asian="normal" style:font-weight-complex="normal"/>
    </style:style>
    <style:style style:name="T41" style:family="text">
      <style:text-properties fo:font-weight="normal" officeooo:rsid="002d5da3" style:font-weight-asian="normal" style:font-weight-complex="normal"/>
    </style:style>
    <style:style style:name="T42" style:family="text">
      <style:text-properties fo:font-weight="normal" officeooo:rsid="001fb954" style:font-weight-asian="normal" style:font-weight-complex="normal"/>
    </style:style>
    <style:style style:name="T43" style:family="text">
      <style:text-properties fo:font-weight="normal" officeooo:rsid="0038be05" style:font-weight-asian="normal" style:font-weight-complex="normal"/>
    </style:style>
    <style:style style:name="T44" style:family="text">
      <style:text-properties fo:font-weight="normal" officeooo:rsid="003d5c56" style:font-weight-asian="normal" style:font-weight-complex="normal"/>
    </style:style>
    <style:style style:name="T45" style:family="text">
      <style:text-properties fo:font-weight="normal" officeooo:rsid="0049811f" style:font-weight-asian="normal" style:font-weight-complex="normal"/>
    </style:style>
    <style:style style:name="T46" style:family="text">
      <style:text-properties fo:font-weight="normal" officeooo:rsid="0034f72d" style:font-weight-asian="normal" style:font-weight-complex="normal"/>
    </style:style>
    <style:style style:name="T47" style:family="text">
      <style:text-properties fo:font-weight="normal" officeooo:rsid="004d0919" style:font-weight-asian="normal" style:font-weight-complex="normal"/>
    </style:style>
    <style:style style:name="T48" style:family="text">
      <style:text-properties fo:font-weight="normal" officeooo:rsid="0045596a" style:font-weight-asian="normal" style:font-weight-complex="normal"/>
    </style:style>
    <style:style style:name="T49" style:family="text">
      <style:text-properties fo:font-weight="normal" officeooo:rsid="004aa23e" style:font-weight-asian="normal" style:font-weight-complex="normal"/>
    </style:style>
    <style:style style:name="T50" style:family="text">
      <style:text-properties fo:font-weight="normal" officeooo:rsid="004b207d" style:font-weight-asian="normal" style:font-weight-complex="normal"/>
    </style:style>
    <style:style style:name="T51" style:family="text">
      <style:text-properties fo:font-weight="normal" officeooo:rsid="004c5cf7" style:font-weight-asian="normal" style:font-weight-complex="normal"/>
    </style:style>
    <style:style style:name="T52" style:family="text">
      <style:text-properties fo:font-weight="normal" officeooo:rsid="005c1927" style:font-weight-asian="normal" style:font-weight-complex="normal"/>
    </style:style>
    <style:style style:name="T53" style:family="text">
      <style:text-properties fo:font-weight="normal" officeooo:rsid="005d9776" style:font-weight-asian="normal" style:font-weight-complex="normal"/>
    </style:style>
    <style:style style:name="T54" style:family="text">
      <style:text-properties fo:font-weight="normal" officeooo:rsid="005face5" style:font-weight-asian="normal" style:font-weight-complex="normal"/>
    </style:style>
    <style:style style:name="T55" style:family="text">
      <style:text-properties fo:font-weight="normal" officeooo:rsid="0064fe8f" style:font-weight-asian="normal" style:font-weight-complex="normal"/>
    </style:style>
    <style:style style:name="T56" style:family="text">
      <style:text-properties fo:font-weight="normal" officeooo:rsid="0066b66b" style:font-weight-asian="normal" style:font-weight-complex="normal"/>
    </style:style>
    <style:style style:name="T57" style:family="text">
      <style:text-properties fo:font-weight="normal" officeooo:rsid="004e103b"/>
    </style:style>
    <style:style style:name="T58" style:family="text">
      <style:text-properties fo:font-weight="normal" officeooo:rsid="0018cd9a"/>
    </style:style>
    <style:style style:name="T59" style:family="text">
      <style:text-properties fo:font-weight="normal" officeooo:rsid="003e9eec"/>
    </style:style>
    <style:style style:name="T60" style:family="text">
      <style:text-properties fo:font-weight="normal" officeooo:rsid="003f0e3f"/>
    </style:style>
    <style:style style:name="T61" style:family="text">
      <style:text-properties fo:font-weight="normal" officeooo:rsid="004d0919"/>
    </style:style>
    <style:style style:name="T62" style:family="text">
      <style:text-properties fo:font-style="normal" fo:font-weight="bold" officeooo:rsid="0074d378" style:font-style-asian="normal" style:font-weight-asian="bold" style:font-style-complex="normal" style:font-weight-complex="bold"/>
    </style:style>
    <style:style style:name="T63" style:family="text">
      <style:text-properties officeooo:rsid="00772adb"/>
    </style:style>
    <style:style style:name="T64" style:family="text">
      <style:text-properties officeooo:rsid="0079ff6d"/>
    </style:style>
    <style:style style:name="T65" style:family="text">
      <style:text-properties officeooo:rsid="001e57db"/>
    </style:style>
    <style:style style:name="T66" style:family="text">
      <style:text-properties officeooo:rsid="001facfd"/>
    </style:style>
    <style:style style:name="T67" style:family="text">
      <style:text-properties fo:font-style="italic" officeooo:rsid="00671542" style:font-weight-asian="normal" style:font-weight-complex="normal"/>
    </style:style>
    <style:style style:name="T68" style:family="text">
      <style:text-properties officeooo:rsid="002bb1e9"/>
    </style:style>
    <style:style style:name="T69" style:family="text">
      <style:text-properties officeooo:rsid="002eb542"/>
    </style:style>
    <style:style style:name="T70" style:family="text">
      <style:text-properties officeooo:rsid="0035bc9a"/>
    </style:style>
    <style:style style:name="T71" style:family="text">
      <style:text-properties officeooo:rsid="0038be05"/>
    </style:style>
    <style:style style:name="T72" style:family="text">
      <style:text-properties officeooo:rsid="0039857a"/>
    </style:style>
    <style:style style:name="T73" style:family="text">
      <style:text-properties officeooo:rsid="0039f1aa"/>
    </style:style>
    <style:style style:name="T74" style:family="text">
      <style:text-properties officeooo:rsid="00442407"/>
    </style:style>
    <style:style style:name="T75" style:family="text">
      <style:text-properties officeooo:rsid="0047a970"/>
    </style:style>
    <style:style style:name="T76" style:family="text">
      <style:text-properties officeooo:rsid="0047cdb2"/>
    </style:style>
    <style:style style:name="T77" style:family="text">
      <style:text-properties officeooo:rsid="0048a5af"/>
    </style:style>
    <style:style style:name="T78" style:family="text">
      <style:text-properties officeooo:rsid="0048c178"/>
    </style:style>
    <style:style style:name="T79" style:family="text">
      <style:text-properties officeooo:rsid="004aa23e"/>
    </style:style>
    <style:style style:name="T80" style:family="text">
      <style:text-properties officeooo:rsid="004d0919"/>
    </style:style>
    <style:style style:name="T81" style:family="text">
      <style:text-properties fo:language="en" fo:country="US"/>
    </style:style>
    <style:style style:name="T82" style:family="text">
      <style:text-properties officeooo:rsid="00518a30"/>
    </style:style>
    <style:style style:name="T83" style:family="text">
      <style:text-properties officeooo:rsid="005441a5"/>
    </style:style>
    <style:style style:name="T84" style:family="text">
      <style:text-properties officeooo:rsid="001d7018"/>
    </style:style>
    <style:style style:name="T85" style:family="text">
      <style:text-properties style:font-name="Liberation Serif" officeooo:rsid="0074f045"/>
    </style:style>
    <style:style style:name="T86" style:family="text">
      <style:text-properties style:font-name="Liberation Serif" fo:font-weight="normal" officeooo:rsid="0074f045" style:font-weight-asian="normal" style:font-weight-complex="normal"/>
    </style:style>
    <style:style style:name="T87" style:family="text">
      <style:text-properties officeooo:rsid="005a76d3"/>
    </style:style>
    <style:style style:name="T88" style:family="text">
      <style:text-properties officeooo:rsid="006a8a58"/>
    </style:style>
    <style:style style:name="T89" style:family="text">
      <style:text-properties officeooo:rsid="006d7ef5"/>
    </style:style>
    <style:style style:name="T90" style:family="text">
      <style:text-properties officeooo:rsid="006e9478"/>
    </style:style>
    <style:style style:name="T91" style:family="text">
      <style:text-properties officeooo:rsid="00759495"/>
    </style:style>
    <style:style style:name="T92" style:family="text">
      <style:text-properties officeooo:rsid="00779d2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h text:style-name="Heading_20_2" text:outline-level="2"><text:tab/>The different distributed data-bases</text:h>
      <text:p text:style-name="P32"/>
      <text:p text:style-name="P13"><text:tab/>For the database, it can be either centralize or distributed. If centralize it me<text:span text:style-name="T1">a</text:span>n<text:span text:style-name="T1">s</text:span> to use <text:span text:style-name="T2">A</text:span>mazon, <text:span text:style-name="T2">G</text:span>oogle, any other company or our own servers <text:span text:style-name="T79">(t</text:span>he point of using our <text:span text:style-name="T79">own </text:span>server<text:span text:style-name="T2">s</text:span> is rejected by principle<text:span text:style-name="T79">)</text:span>. <text:span text:style-name="T3">W</text:span>e could use a <text:span text:style-name="T3">DBaaS</text:span> company but in this case it would mean to forfeit our insurance to th<text:span text:style-name="T79">eir</text:span>. </text:p>
      <text:p text:style-name="P47"><text:span text:style-name="T46">The use of </text:span><text:span text:style-name="T47">c</text:span><text:span text:style-name="T81">ooperative storage cloud</text:span><text:span text:style-name="T46"> se</text:span><text:span text:style-name="T48">e</text:span><text:span text:style-name="T46">m</text:span><text:span text:style-name="T48">s</text:span><text:span text:style-name="T46"> quite logic related to the main goal</text:span><text:span text:style-name="T49">(ie: store data in a way it could never be lost)</text:span><text:span text:style-name="T46"> and technology use </text:span><text:span text:style-name="T49">(there is a close relation between distributed databases and ledgers)</text:span><text:span text:style-name="T46"> . </text:span><text:span text:style-name="T48">However</text:span><text:span text:style-name="T46"> this represent a greatest challenge </text:span><text:span text:style-name="T50">as</text:span><text:span text:style-name="T46"> the few that exist</text:span><text:span text:style-name="T48">s</text:span><text:span text:style-name="T46"> are not fully read</text:span><text:span text:style-name="T50">y</text:span><text:span text:style-name="T46"> </text:span><text:span text:style-name="T51">and</text:span><text:span text:style-name="T46"> for some not even close from being used in this way.</text:span></text:p>
      <text:p text:style-name="P18">The presently project that are large squall, wildly distributed, fully decentralized are:</text:p>
      <text:p text:style-name="P13"/>
      <text:p text:style-name="P29"><text:span text:style-name="T5"><text:tab/>-</text:span><text:span text:style-name="T12">StorJ</text:span><text:span text:style-name="T5">, is the </text:span><text:span text:style-name="T6">biggest</text:span><text:span text:style-name="T5"> one and most well developed, but it is </text:span><text:span text:style-name="T6">unavailable for the moment as in <text:tab/>great changes. It has a great support and is quite user-friendly. </text:span>The network is more <text:tab/>decentralized and secure than centralized alternatives, though you do have to trust the Storj <text:tab/>portal to use the network.</text:p>
      <text:p text:style-name="P29"><text:tab/><text:a xlink:type="simple" xlink:href="https://storj.io/" text:style-name="Internet_20_link" text:visited-style-name="Visited_20_Internet_20_Link">https://storj.io/</text:a></text:p>
      <text:p text:style-name="P13"><text:s/><text:tab/><text:span text:style-name="T21">Moreover it is passing (if not already) on the Ethereum blockchain.</text:span></text:p>
      <text:p text:style-name="P13"/>
      <text:p text:style-name="P31"><text:span text:style-name="T5"><text:tab/>-</text:span><text:span text:style-name="T13">Sia</text:span><text:span text:style-name="T7">, </text:span>Sia has its own blockchain, <text:span text:style-name="T22">but is still on heavy development and is not yet very usable. <text:tab/>And it still needs you to download the full chain if you want to interact. (it is a small team 2~5 <text:tab/>that do what they can, but are maybe not as effective as a full-size development team)</text:span></text:p>
      <text:p text:style-name="P31"><text:tab/><text:a xlink:type="simple" xlink:href="https://sia.tech/" text:style-name="Internet_20_link" text:visited-style-name="Visited_20_Internet_20_Link">https://sia.tech/</text:a></text:p>
      <text:p text:style-name="P30"><text:tab/>note: it is quite close to R3 and also mean to work mainly with banks, states and other great <text:tab/>institutions.</text:p>
      <text:p text:style-name="P31"/>
      <text:p text:style-name="P31"><text:tab/>-<text:span text:style-name="T14">Filecoin (IPFS)</text:span><text:span text:style-name="T23">, hasn't launch yet, its objectives are high, one of the biggest cons that can be <text:tab/>found is that it is quite greedy for the moment. It can be observe that it will be quite effective.</text:span></text:p>
      <text:p text:style-name="P48"><text:span text:style-name="T25"><text:tab/></text:span><text:a xlink:type="simple" xlink:href="https://filecoin.io/" text:style-name="Internet_20_link" text:visited-style-name="Visited_20_Internet_20_Link"><text:span text:style-name="Citation">https://filecoin.io/</text:span></text:a></text:p>
      <text:p text:style-name="P31"/>
      <text:p text:style-name="P23">This are the first three and largest ones <text:span text:style-name="T24">(note: they are all open source, and all uses cryptocurrency).</text:span></text:p>
      <text:p text:style-name="P47"><text:span text:style-name="T59">This type of highly distributed database are not the only thing that exist, other </text:span><text:span text:style-name="T60">categories</text:span><text:span text:style-name="T59"> as distribute database or files system. This document present </text:span><text:span text:style-name="T27">a large range</text:span><text:span text:style-name="T10"> </text:span><text:span text:style-name="T59">of software that exist and provides divers support for the management of data.</text:span></text:p>
      <text:p text:style-name="P26">Below are presented some solution on different point of development and use.</text:p>
      <text:p text:style-name="P22"/>
      <text:p text:style-name="Standard">Close from fully distributes database as the first three but mor<text:span text:style-name="T76">e</text:span> complicated or less mature.</text:p>
      <text:p text:style-name="P22"/>
      <text:p text:style-name="P37"><text:span text:style-name="T26"><text:tab/>-</text:span><text:span text:style-name="T15">IPFS</text:span><text:span text:style-name="T28">, in v 0.30.0 : </text:span><text:span text:style-name="T4">IPFS is a new peer-to-peer hypermedia protocol that aims to supplement, or <text:tab/>possibly even replace, the Hypertext Transfer Protocol </text:span></text:p>
      <text:p text:style-name="P37"><text:span text:style-name="T4"><text:tab/></text:span><text:a xlink:type="simple" xlink:href="https://ipfs.io/" text:style-name="Internet_20_link" text:visited-style-name="Visited_20_Internet_20_Link"><text:span text:style-name="Citation"><text:span text:style-name="T4">https://ipfs.io/</text:span></text:span></text:a></text:p>
      <text:p text:style-name="P22"/>
      <text:p text:style-name="P38"><text:span text:style-name="T57"><text:tab/>-</text:span><text:span text:style-name="T16">Peergos</text:span><text:span text:style-name="T57">, </text:span><text:span text:style-name="T58">distribute database base on P2P</text:span></text:p>
      <text:p text:style-name="P38"><text:soft-page-break/><text:tab/>alpha release coming soon … <text:span text:style-name="T80">(the same that the first three but more axes on security and less <text:tab/>advance)</text:span><text:a xlink:type="simple" xlink:href="https://peergos.org/" text:style-name="Internet_20_link" text:visited-style-name="Visited_20_Internet_20_Link"><text:span text:style-name="Citation">https://peergos.org/</text:span></text:a></text:p>
      <text:p text:style-name="P25"/>
      <text:p text:style-name="P5"><text:tab/>-<text:span text:style-name="T11">Tahoe-LA</text:span><text:span text:style-name="T17">FS </text:span><text:span text:style-name="T8">working, in 1.12 and seam usable</text:span></text:p>
      <text:p text:style-name="P5"><text:span text:style-name="T9"><text:tab/>this</text:span><text:span text:style-name="T8"> is a “Free and Open decentralized cloud storage system. It distributes your data across <text:tab/>multiple servers. Even if some of the servers fail or are taken over by an attacker, the entire file <text:tab/>store continues to function correctly, preserving your privacy and security.”</text:span></text:p>
      <text:p text:style-name="P5"><text:span text:style-name="T8"><text:tab/>sing a Tahoe-LAFS client, you turn a large file into a redundant collection of </text:span><text:span text:style-name="T67">shares</text:span><text:span text:style-name="T8"> referenced <text:tab/>via a </text:span><text:span text:style-name="T67">filecap</text:span><text:span text:style-name="T8">. Shares are encrypted chunks of data distributed across many storage servers.</text:span></text:p>
      <text:p text:style-name="P10"><text:span text:style-name="T29"><text:tab/></text:span><text:a xlink:type="simple" xlink:href="https://www.tahoe-lafs.org/" text:style-name="Internet_20_link" text:visited-style-name="Visited_20_Internet_20_Link"><text:span text:style-name="Citation"><text:span text:style-name="T8">https://www.tahoe-lafs.org/</text:span></text:span></text:a></text:p>
      <text:p text:style-name="P6"/>
      <text:p text:style-name="P17"/>
      <text:p text:style-name="P36"><text:span text:style-name="T27">Tahoe LAFS seems to be the most modular one thanks to its peer-to-peer approach. I looked also at Ceph but it creates an internal topology </text:span><text:span text:style-name="T38">relaying</text:span><text:span text:style-name="T27"> on a static IP mapping which makes it hard to use in a dynamic and containerized environment.</text:span></text:p>
      <text:p text:style-name="P17"/>
      <text:p text:style-name="P17"/>
      <text:p text:style-name="P17"/>
      <text:p text:style-name="P49"><text:span text:style-name="T57"><text:tab/>-</text:span><text:span text:style-name="T16">Symform</text:span><text:span text:style-name="T57"> </text:span><text:span text:style-name="T61">Was among the first distributed database in 2009 (closed in 2016 caused by there <text:tab/>non adaptation to the current meta) just <text:s/>there to <text:s/><text:tab/>show that it existed </text:span></text:p>
      <text:p text:style-name="P27"/>
      <text:h text:style-name="P71" text:outline-level="5">System file storage</text:h>
      <text:p text:style-name="P24"/>
      <text:p text:style-name="P24"><text:tab/>-<text:span text:style-name="T11">Swarm</text:span>’s broader objective is to provide infrastructure services for developers of decentralised <text:tab/>web applications (dapps), notably: messaging, data streaming, peer to peer accounting, mutable <text:tab/>resource updates, storage insurance, proof of custody scan and repair, payment channels and <text:tab/><text:tab/>database services.</text:p>
      <text:p text:style-name="P24"><text:tab/><text:a xlink:type="simple" xlink:href="https://swarm-gateways.net/bzz:/theswarm.eth/" text:style-name="Internet_20_link" text:visited-style-name="Visited_20_Internet_20_Link">https://swarm-gateways.net/bzz:/theswarm.eth/</text:a></text:p>
      <text:p text:style-name="P24"><text:tab/>The Swarm public gateways are temporary and users should not rely on their existence for <text:tab/>production services.</text:p>
      <text:p text:style-name="P24"/>
      <text:p text:style-name="P24"/>
      <text:p text:style-name="P1"/>
      <text:p text:style-name="P7"><text:span text:style-name="T29"><text:tab/>-</text:span><text:span text:style-name="T18">Gluster</text:span><text:span text:style-name="T29">, </text:span><text:span text:style-name="T8">GlusterFS is a scalable network file system suitable for data-intensive tasks such as <text:tab/>cloud storage and media streaming</text:span></text:p>
      <text:p text:style-name="P7"><text:span text:style-name="T8"><text:tab/></text:span><text:a xlink:type="simple" xlink:href="https://www.gluster.org/" text:style-name="Internet_20_link" text:visited-style-name="Visited_20_Internet_20_Link"><text:span text:style-name="T8">https://www.gluster.org/</text:span></text:a></text:p>
      <text:p text:style-name="P9"><text:tab/>GlusterFS is latency dependent. Since self-heal checks are done when establishing the FD and <text:tab/>the client connects to all the servers in the volume simultaneously, high latency (mult-zone) <text:tab/>replication is not normally advisable. Each lookup will query both sides of the replica. A simple <text:tab/>directory listing of 100 files across a 200ms connection would require 400 round trips totaling <text:tab/><text:tab/>80 seconds. A single drupal page could take around 20 minutes.</text:p>
      <text:p text:style-name="P14"><text:span text:style-name="T66"><text:tab/>Need a </text:span>Fedora 26 (or later) virtual machine …</text:p>
      <text:p text:style-name="P1"/>
      <text:p text:style-name="P7"><text:span text:style-name="T18"><text:tab/>-Ceph</text:span><text:span text:style-name="T29">, s a free-software storage platform, implements object storage on a single distributed <text:tab/>computer cluster, and provides interfaces for object-, block- and file-level storage. </text:span></text:p>
      <text:p text:style-name="P58"><text:span text:style-name="Citation"><text:span text:style-name="T29"><text:tab/></text:span></text:span><text:a xlink:type="simple" xlink:href="https://ceph.com/" text:style-name="Internet_20_link" text:visited-style-name="Visited_20_Internet_20_Link"><text:span text:style-name="Citation"><text:span text:style-name="T29">https://ceph.com/</text:span></text:span></text:a></text:p>
      <text:p text:style-name="P1"><text:tab/><text:span text:style-name="T82">It is quite complicate do deploy, big company oriented.</text:span></text:p>
      <text:p text:style-name="P1"/>
      <text:p text:style-name="P7"><text:soft-page-break/><text:span text:style-name="T29"><text:tab/>-</text:span><text:span text:style-name="T19">Dat project</text:span><text:span text:style-name="T30">, Dat is a new p2p hypermedia protocol. It provides public-key-addressed file <text:tab/>archives which can be synced securely and browsed on-demand.</text:span></text:p>
      <text:p text:style-name="P58"><text:span text:style-name="Citation"><text:span text:style-name="T30"><text:tab/></text:span></text:span><text:a xlink:type="simple" xlink:href="https://datproject.org/" text:style-name="Internet_20_link" text:visited-style-name="Visited_20_Internet_20_Link"><text:span text:style-name="Citation"><text:span text:style-name="T30">https://datproject.org/</text:span></text:span></text:a></text:p>
      <text:h text:style-name="P60" text:outline-level="2"><text:tab/>Dat is a nonprofit-backed data sharing protocol for applications of the future.</text:h>
      <text:p text:style-name="P8"><text:span text:style-name="T30"><text:tab/>M</text:span><text:span text:style-name="T27">ade for file </text:span><text:span text:style-name="T40">transfer</text:span><text:span text:style-name="T27"> not file stora</text:span><text:span text:style-name="T39">g</text:span><text:span text:style-name="T27">e? </text:span><text:span text:style-name="T40">(assure that it is mean to build app, cant find any)</text:span></text:p>
      <text:p text:style-name="P3"/>
      <text:p text:style-name="P7"><text:span text:style-name="T30"><text:tab/>-</text:span><text:span text:style-name="T62">Minio</text:span><text:span text:style-name="T31">, </text:span><text:span text:style-name="T32">easy to use and well developed</text:span></text:p>
      <text:p text:style-name="P2"><text:tab/>“we have decided not to implement dynamic expansion” <text:span text:style-name="T63">member a minio team</text:span></text:p>
      <text:p text:style-name="P4"><text:tab/>impossible to add nodes, difficult to add disks, impossible to scale above 16/<text:span text:style-name="T64">32</text:span> nodes.</text:p>
      <text:p text:style-name="P59"><text:span text:style-name="Citation"><text:tab/></text:span><text:a xlink:type="simple" xlink:href="https://www.minio.io/" text:style-name="Internet_20_link" text:visited-style-name="Visited_20_Internet_20_Link"><text:span text:style-name="Citation">https://www.minio.io/</text:span></text:a></text:p>
      <text:p text:style-name="P2"/>
      <text:p text:style-name="P7"/>
      <text:p text:style-name="P37"/>
      <text:list xml:id="list2999415388" text:style-name="L1">
        <text:list-header>
          <text:p text:style-name="P63"><text:bookmark text:name="6e83"/><text:span text:style-name="Strong_20_Emphasis">-LeoFS</text:span> is an unstructured object/data storage for the Web and a highly available, distributed, eventually consistent storage system. Amazon S3 compatible, <text:span text:style-name="T83">open-source.( written in erlang)</text:span></text:p>
          <text:p text:style-name="P64">More for intern purpose.</text:p>
          <text:p text:style-name="P63"><text:a xlink:type="simple" xlink:href="https://leo-project.net/leofs/" text:style-name="Internet_20_link" text:visited-style-name="Visited_20_Internet_20_Link">https://leo-project.net/leofs/</text:a></text:p>
          <text:p text:style-name="P63"/>
        </text:list-header>
      </text:list>
      <text:p text:style-name="P37"/>
      <text:p text:style-name="P37"/>
      <text:p text:style-name="P37"/>
      <text:list xml:id="list1550362232" text:style-name="L2">
        <text:list-header>
          <text:p text:style-name="P65"><text:bookmark text:name="f636"/><text:span text:style-name="Strong_20_Emphasis">-Quobyte</text:span> turns commodity servers into a Data Center File System. Quobyte delivers linear scalability, full fault-tolerance, and lights-out operations so that you can focus on your business applications and stop worrying about your storage infrastructure.</text:p>
        </text:list-header>
      </text:list>
      <text:p text:style-name="P50"><text:span text:style-name="T84"><text:tab/>Does not give it price (and don’t seam free, even if opensource?) is mean for powerfull <text:tab/>hardware not every on device. Idem than LeoFS </text:span><text:bookmark text:name="Locally_managed"/>Locally managed...</text:p>
      <text:p text:style-name="P50"><text:span text:style-name="T84"><text:tab/></text:span><text:a xlink:type="simple" xlink:href="https://www.quobyte.com/" text:style-name="Internet_20_link" text:visited-style-name="Visited_20_Internet_20_Link"><text:span text:style-name="T84">https://www.quobyte.com/</text:span></text:a></text:p>
      <text:p text:style-name="P61"/>
      <text:p text:style-name="P61"/>
      <text:list xml:id="list2701179894" text:style-name="L3">
        <text:list-header>
          <text:p text:style-name="P66"><text:bookmark text:name="b0b3"/><text:span text:style-name="Strong_20_Emphasis"><text:span text:style-name="T85">-LibStorage</text:span></text:span><text:span text:style-name="T86"> is an open source, platform agnostic, storage provisioning and orchestration framework, model, and API.</text:span></text:p>
          <text:p text:style-name="P66"><text:span text:style-name="T86">The libStorage project has been relocated to a subdirectory named </text:span><text:span text:style-name="Source_20_Text"><text:span text:style-name="T86">libstorage</text:span></text:span><text:span text:style-name="T86"> at the root of the project REX-Ray. A subtree merge was used in order to retain the original commit history of the libStorage project.</text:span></text:p>
        </text:list-header>
      </text:list>
      <text:p text:style-name="P51"><text:span text:style-name="T32"><text:tab/>E</text:span><text:span text:style-name="T27">fficient but maybe to difficult to install and suport for what it is</text:span></text:p>
      <text:p text:style-name="P51"><text:span text:style-name="T27"><text:tab/></text:span><text:a xlink:type="simple" xlink:href="https://rexray.readthedocs.io/en/latest/" text:style-name="Internet_20_link" text:visited-style-name="Visited_20_Internet_20_Link"><text:span text:style-name="T27">https://rexray.readthedocs.io/en/latest/</text:span></text:a></text:p>
      <text:p text:style-name="P53"/>
      <text:p text:style-name="P52"/>
      <text:list xml:id="list2679230478" text:style-name="L4">
        <text:list-header>
          <text:p text:style-name="P67"><text:bookmark text:name="57d0"/><text:span text:style-name="Strong_20_Emphasis">-Sheepdog</text:span> is a distributed object storage system for volume and container services and manages the disks and nodes intelligently. Sheepdog features ease of use, simplicity of code and can scale out to thousands of nodes.</text:p>
        </text:list-header>
      </text:list>
      <text:p text:style-name="P40"><text:tab/>Is more for admin uses in a company network dont seam enough user-friendly</text:p>
      <text:p text:style-name="P37"><text:tab/><text:a xlink:type="simple" xlink:href="https://sheepdog.github.io/sheepdog/" text:style-name="Internet_20_link" text:visited-style-name="Visited_20_Internet_20_Link">https://sheepdog.github.io/sheepdog/</text:a></text:p>
      <text:p text:style-name="P37"/>
      <text:p text:style-name="P37"/>
      <text:list xml:id="list84153646339253" text:continue-numbering="true" text:style-name="L4">
        <text:list-header>
          <text:p text:style-name="P67"><text:soft-page-break/><text:span text:style-name="Strong_20_Emphasis">-Datera</text:span> is challenging traditional datacenter models, and creating a new data fabric to continuously deliver infrastructure in real-time. Easy to use and scale — automated infrastructure that continuously adapts to business needs.</text:p>
        </text:list-header>
      </text:list>
      <text:p text:style-name="P37"><text:tab/><text:a xlink:type="simple" xlink:href="https://datera.io/" text:style-name="Internet_20_link" text:visited-style-name="Visited_20_Internet_20_Link">https://datera.io/</text:a></text:p>
      <text:p text:style-name="P37"/>
      <text:p text:style-name="P37"/>
      <text:list xml:id="list84153921545983" text:continue-numbering="true" text:style-name="L4">
        <text:list-item>
          <text:p text:style-name="P67"><text:bookmark text:name="58d0"/><text:span text:style-name="Strong_20_Emphasis">REX-Ray</text:span> is an open source, storage management solution designed to support container runtimes such as Docker and Mesos. REX-Ray enables stateful applications, such as databases, to persist and maintain its data after the life cycle of the container has ended. <text:span text:style-name="T92">Software, opensource</text:span></text:p>
          <text:p text:style-name="P67"><text:a xlink:type="simple" xlink:href="https://rexray.io/" text:style-name="Internet_20_link" text:visited-style-name="Visited_20_Internet_20_Link">https://rexray.io/</text:a></text:p>
          <text:p text:style-name="P67"/>
        </text:list-item>
        <text:list-item>
          <text:p text:style-name="P67"><text:bookmark text:name="2c3b"/><text:span text:style-name="Strong_20_Emphasis">Dell EMC</text:span> enables digital transformation with trusted solutions for the modern data center.</text:p>
          <text:p text:style-name="P69">DbaaS, <text:a xlink:type="simple" xlink:href="https://www.dellemc.com/en-us/index.htm" text:style-name="Internet_20_link" text:visited-style-name="Visited_20_Internet_20_Link">https://www.dellemc.com/en-us/index.htm</text:a></text:p>
          <text:p text:style-name="P67"/>
        </text:list-item>
        <text:list-item>
          <text:p text:style-name="P67"><text:bookmark text:name="4d4d"/><text:span text:style-name="Strong_20_Emphasis"><text:span text:style-name="T11">Robin</text:span></text:span><text:span text:style-name="T11"> Cloud Platform</text:span> (RCP) marshals all your existing commodity hardware resources into a scalable and elastic pool of compute and storage resources for Big Data and databases across the data center. <text:span text:style-name="T91">Network</text:span> <text:span text:style-name="T91">infrastructure </text:span></text:p>
        </text:list-item>
      </text:list>
      <text:p text:style-name="P57"><text:tab/>Paying <text:span text:style-name="T73">service </text:span></text:p>
      <text:p text:style-name="P57"><text:tab/><text:a xlink:type="simple" xlink:href="https://robinsystems.com/" text:style-name="Internet_20_link" text:visited-style-name="Visited_20_Internet_20_Link">https://robinsystems.com/</text:a></text:p>
      <text:p text:style-name="P37"/>
      <text:list xml:id="list84152893963888" text:continue-numbering="true" text:style-name="L4">
        <text:list-item>
          <text:p text:style-name="P67"><text:bookmark text:name="11e1"/><text:span text:style-name="Strong_20_Emphasis">Diamanti</text:span> is an appliance built to combine the ease of hyperconverged infrastructure with the unparalleled performance of bare-metal containers.</text:p>
        </text:list-item>
      </text:list>
      <text:p text:style-name="P37"><text:tab/>… <text:span text:style-name="T72">unclear, is not a soft, proivide cloud storage?</text:span></text:p>
      <text:p text:style-name="P37"><text:tab/><text:a xlink:type="simple" xlink:href="https://diamanti.com/" text:style-name="Internet_20_link" text:visited-style-name="Visited_20_Internet_20_Link">https://diamanti.com/</text:a></text:p>
      <text:p text:style-name="P37"/>
      <text:list xml:id="list84154200336816" text:continue-numbering="true" text:style-name="L4">
        <text:list-item>
          <text:p text:style-name="P67"><text:bookmark text:name="049a"/><text:span text:style-name="Strong_20_Emphasis">NetApp</text:span> offers storage and data management solutions that enable customers to accelerate business innovations and achieve cost efficiencies.</text:p>
        </text:list-item>
      </text:list>
      <text:p text:style-name="P37"><text:span text:style-name="T71"><text:tab/>i</text:span>s a hybrid cloud data services company Founded in 1992<text:bookmark text:name="cite_ref-corpbrief_4-0"/> <text:span text:style-name="T71">o</text:span>ffers hybrid cloud data services that <text:tab/>simplify management of applications and data across cloud and on-premises environments</text:p>
      <text:p text:style-name="P56"><text:tab/>not what is needed</text:p>
      <text:p text:style-name="P56"><text:tab/><text:a xlink:type="simple" xlink:href="https://www.netapp.com/us/index.aspx" text:style-name="Internet_20_link" text:visited-style-name="Visited_20_Internet_20_Link">https://www.netapp.com/us/index.aspx</text:a></text:p>
      <text:p text:style-name="P37"/>
      <text:list xml:id="list84153577094319" text:continue-numbering="true" text:style-name="L4">
        <text:list-item>
          <text:p text:style-name="P67"><text:bookmark text:name="9981"/><text:span text:style-name="Strong_20_Emphasis">Rook</text:span> is an open source file, block and object storage for your cloud-native environment.</text:p>
        </text:list-item>
      </text:list>
      <text:p text:style-name="P37"><text:span text:style-name="Strong_20_Emphasis"><text:span text:style-name="T43"><text:tab/>Is in </text:span></text:span><text:span text:style-name="Strong_20_Emphasis"><text:span text:style-name="T27">Alpha</text:span></text:span></text:p>
      <text:p text:style-name="P37"><text:span text:style-name="Strong_20_Emphasis"><text:span text:style-name="T27"><text:tab/></text:span></text:span><text:a xlink:type="simple" xlink:href="https://rook.io/" text:style-name="Internet_20_link" text:visited-style-name="Visited_20_Internet_20_Link"><text:span text:style-name="Strong_20_Emphasis"><text:span text:style-name="T27">https://rook.io/</text:span></text:span></text:a></text:p>
      <text:p text:style-name="P37"/>
      <text:list xml:id="list84152980181542" text:continue-numbering="true" text:style-name="L4">
        <text:list-item>
          <text:p text:style-name="P67"><text:bookmark text:name="1430"/><text:span text:style-name="Strong_20_Emphasis">Hadoop HDFS</text:span> is a distributed, scalable, and portable filesystem written in Java.<text:span text:style-name="T90">(apache)</text:span></text:p>
        </text:list-item>
      </text:list>
      <text:p text:style-name="P37"/>
      <text:p text:style-name="P37"/>
      <text:list xml:id="list84152607524141" text:continue-numbering="true" text:style-name="L4">
        <text:list-item>
          <text:p text:style-name="P67"><text:bookmark text:name="43a3"/><text:span text:style-name="Strong_20_Emphasis">OpenEBS</text:span> is containerized storage for containers integrated tightly into K8S and other environments and based on distributed block storage and containerization of storage control.</text:p>
        </text:list-item>
      </text:list>
      <text:p text:style-name="P37"><text:tab/>OpenEBS is an open source storage platform that provides persistent and containerized <text:line-break/><text:tab/>block storage for DevOps and container environments. <text:span text:style-name="T70">Enterprise service bus (ie middleware?)<text:tab/>(java)</text:span></text:p>
      <text:p text:style-name="P43"><text:tab/>not what we are looking for</text:p>
      <text:p text:style-name="P37"><text:soft-page-break/><text:tab/><text:a xlink:type="simple" xlink:href="https://www.openebs.io/" text:style-name="Internet_20_link" text:visited-style-name="Visited_20_Internet_20_Link">https://www.openebs.io/</text:a></text:p>
      <text:p text:style-name="P37"/>
      <text:list xml:id="list84153423046144" text:continue-numbering="true" text:style-name="L4">
        <text:list-item>
          <text:p text:style-name="P67"><text:bookmark text:name="f984"/><text:span text:style-name="Strong_20_Emphasis">OpenSDS</text:span> is an open source project established to address integration challenges for Storage Defined Storage (SDS) vendors. <text:span text:style-name="T89">(and a cloud storage)</text:span></text:p>
        </text:list-item>
      </text:list>
      <text:p text:style-name="P42"><text:tab/>Not what is needed </text:p>
      <text:p text:style-name="P42"><text:tab/><text:a xlink:type="simple" xlink:href="https://www.opensds.io/" text:style-name="Internet_20_link" text:visited-style-name="Visited_20_Internet_20_Link">https://www.opensds.io/</text:a></text:p>
      <text:p text:style-name="P37"/>
      <text:list xml:id="list84154380991848" text:continue-numbering="true" text:style-name="L4">
        <text:list-item>
          <text:p text:style-name="P68"><text:bookmark text:name="f9d4"/><text:span text:style-name="Strong_20_Emphasis">Springpath</text:span> is hyperconvergence software that turns standard servers of choice into a single pool of compute and storage resources.</text:p>
        </text:list-item>
      </text:list>
      <text:p text:style-name="P39">n September 22, 2017: Cisco completed the acquisition of Springpath</text:p>
      <text:p text:style-name="P41">not a product anymore?</text:p>
      <text:p text:style-name="P39"/>
      <text:list xml:id="list84154432666903" text:continue-numbering="true" text:style-name="L4">
        <text:list-item>
          <text:p text:style-name="P68"><text:span text:style-name="Strong_20_Emphasis"><text:span text:style-name="T69">p</text:span></text:span></text:p>
        </text:list-item>
        <text:list-item>
          <text:p text:style-name="P68"><text:span text:style-name="Strong_20_Emphasis">StorageOS</text:span> is a software-based decentralized storage platform designed to provider persistent container storage. <text:span text:style-name="T89">Store container on it’s DB?</text:span></text:p>
          <text:p text:style-name="P68"><text:a xlink:type="simple" xlink:href="https://storageos.com/" text:style-name="Internet_20_link" text:visited-style-name="Visited_20_Internet_20_Link">https://storageos.com/</text:a></text:p>
          <text:p text:style-name="P68"/>
        </text:list-item>
      </text:list>
      <text:p text:style-name="P37"/>
      <text:p text:style-name="P37"/>
      <text:list xml:id="list84153683024333" text:continue-numbering="true" text:style-name="L4">
        <text:list-item>
          <text:p text:style-name="P67"><text:bookmark text:name="18ad"/><text:span text:style-name="Strong_20_Emphasis">Hedvig</text:span> offers modern software-defined storage for rapidly changing data, apps, and users.</text:p>
        </text:list-item>
      </text:list>
      <text:p text:style-name="P55"><text:span text:style-name="Strong_20_Emphasis"><text:span text:style-name="T41"><text:tab/>Not what is needed, </text:span></text:span></text:p>
      <text:p text:style-name="P55"><text:span text:style-name="Strong_20_Emphasis"><text:span text:style-name="T41"><text:tab/></text:span></text:span><text:a xlink:type="simple" xlink:href="https://www.hedvig.io/" text:style-name="Internet_20_link" text:visited-style-name="Visited_20_Internet_20_Link"><text:span text:style-name="Strong_20_Emphasis"><text:span text:style-name="T41">https://www.hedvig.io/</text:span></text:span></text:a></text:p>
      <text:p text:style-name="P37"><text:span text:style-name="Strong_20_Emphasis"/></text:p>
      <text:list xml:id="list84154078787426" text:continue-numbering="true" text:style-name="L4">
        <text:list-item>
          <text:p text:style-name="P67"><text:bookmark text:name="43e2"/><text:span text:style-name="Strong_20_Emphasis">Portworx</text:span> provide a storage solution that spins up quickly and scales elastically based on application requirements, it ‘enable organizations to manage their applications at container speed, in seconds, not days’… <text:span text:style-name="T88">software that help to manage containers</text:span></text:p>
          <text:p text:style-name="P67"><text:a xlink:type="simple" xlink:href="https://portworx.com/" text:style-name="Internet_20_link" text:visited-style-name="Visited_20_Internet_20_Link">https://portworx.com/</text:a></text:p>
        </text:list-item>
      </text:list>
      <text:p text:style-name="P37"/>
      <text:list xml:id="list84152580759508" text:continue-numbering="true" text:style-name="L4">
        <text:list-item>
          <text:p text:style-name="P67"><text:bookmark text:name="c1ed"/><text:span text:style-name="Strong_20_Emphasis">Pure Storage</text:span> enterprise all-flash solutions provide the power, reliability, and simplicity you need to tackle the most demanding business and IT problems.</text:p>
        </text:list-item>
      </text:list>
      <text:p text:style-name="P37"><text:tab/>data flash storage company <text:span text:style-name="T68">so I do not put it as a good solution for long cold storage.</text:span></text:p>
      <text:p text:style-name="P37"><text:tab/><text:a xlink:type="simple" xlink:href="https://www.purestorage.com/" text:style-name="Internet_20_link" text:visited-style-name="Visited_20_Internet_20_Link">https://www.purestorage.com/</text:a></text:p>
      <text:p text:style-name="P37"/>
      <text:list xml:id="list84154312186323" text:continue-numbering="true" text:style-name="L4">
        <text:list-item>
          <text:p text:style-name="P62"><text:bookmark text:name="4cca"/><text:span text:style-name="Strong_20_Emphasis">Infinit</text:span> allows for the creation of flexible, secure and controlled file storage infrastructure on top of public, private or hybrid cloud resources. An open-source decentralized software-based storage platform for modern environments.</text:p>
          <text:p text:style-name="P62"><text:a xlink:type="simple" xlink:href="https://infinit.sh/" text:style-name="Internet_20_link" text:visited-style-name="Visited_20_Internet_20_Link">https://infinit.sh/</text:a></text:p>
          <text:p text:style-name="P62"><text:bookmark text:name="9563"/></text:p>
        </text:list-item>
      </text:list>
      <text:p text:style-name="P33"><text:tab/>-moose<text:span text:style-name="T65">FS</text:span><text:span text:style-name="T33">, practical and fault tolerant but we will get few suport and it does not suit exactly our <text:tab/>needs. (it is </text:span><text:span text:style-name="T55">a software, not a DbaaS )</text:span><text:span text:style-name="T56">(is used by reserch lab with petas of data)</text:span></text:p>
      <text:p text:style-name="P34"><text:span text:style-name="T33"><text:tab/></text:span><text:a xlink:type="simple" xlink:href="https://moosefs.com/" text:style-name="Internet_20_link" text:visited-style-name="Visited_20_Internet_20_Link"><text:span text:style-name="T33">https://moosefs.com/</text:span></text:a></text:p>
      <text:p text:style-name="P15"/>
      <text:p text:style-name="P33"><text:span text:style-name="T33"><text:tab/>-</text:span><text:span text:style-name="T65">Lustre</text:span><text:span text:style-name="T33"> : too much complicated, we don't have a team to manage the filesystem, no enough fault tolerant</text:span></text:p>
      <text:p text:style-name="P15">The Lustre® file system is an open-source, parallel file system</text:p>
      <text:p text:style-name="P15"><text:soft-page-break/><text:a xlink:type="simple" xlink:href="http://lustre.org/" text:style-name="Internet_20_link" text:visited-style-name="Visited_20_Internet_20_Link">http://lustre.org/</text:a></text:p>
      <text:p text:style-name="P15"/>
      <text:p text:style-name="P33"><text:span text:style-name="T33"><text:tab/>-</text:span><text:span text:style-name="T65">ScaleIO</text:span><text:span text:style-name="T33">, </text:span><text:span text:style-name="T35">impossible to find, indicate a </text:span><text:span text:style-name="T36">p</text:span><text:span text:style-name="T35">ossible death or lack of support </text:span><text:span text:style-name="T36">(</text:span><text:span text:style-name="T37">a it’s a shame, </text:span><text:span text:style-name="T36">it sound good)</text:span></text:p>
      <text:p text:style-name="P33"><text:a xlink:type="simple" xlink:href="https://www.dellemc.com/en-us/storage/data-storage/software-defined-storage.htm#compare0=0" text:style-name="Internet_20_link" text:visited-style-name="Visited_20_Internet_20_Link"><text:span text:style-name="T36">https://www.dellemc.com/en-us/storage/data-storage/software-defined-storage.htm#compare0=0</text:span></text:a></text:p>
      <text:p text:style-name="P21">?</text:p>
      <text:p text:style-name="P15"/>
      <text:p text:style-name="P35"><text:span text:style-name="T33"><text:tab/>-</text:span><text:span text:style-name="T65">s</text:span>torPool<text:span text:style-name="T27">, to much sell oriented to be </text:span><text:span text:style-name="T34">trustworthy</text:span><text:span text:style-name="T27"> </text:span></text:p>
      <text:p text:style-name="P35"><text:span text:style-name="T27"><text:tab/><text:tab/></text:span><text:span text:style-name="T54">is a soft to serelised datacenter I think</text:span></text:p>
      <text:p text:style-name="P35"><text:span text:style-name="T54"><text:tab/></text:span><text:a xlink:type="simple" xlink:href="https://storpool.com/" text:style-name="Internet_20_link" text:visited-style-name="Visited_20_Internet_20_Link"><text:span text:style-name="T54">https://storpool.com/</text:span></text:a></text:p>
      <text:p text:style-name="P16"/>
      <text:p text:style-name="P54"><text:span text:style-name="T42"><text:tab/>-</text:span><text:span text:style-name="T11">DataStax</text:span><text:span text:style-name="T42">, “Always-On, Distributed Cloud Database<text:line-break/><text:tab/><text:tab/>Built on Apache Cassandra™ and Designed for Hybrid Cloud” </text:span><text:span text:style-name="T52">profesional oriented <text:tab/><text:tab/>(se</text:span><text:span text:style-name="T53">e</text:span><text:span text:style-name="T52">m production chain oriented to me)</text:span></text:p>
      <text:p text:style-name="P54"><text:span text:style-name="T42"><text:tab/></text:span><text:a xlink:type="simple" xlink:href="https://www.datastax.com/" text:style-name="Internet_20_link" text:visited-style-name="Visited_20_Internet_20_Link"><text:span text:style-name="T42">https://www.datastax.com/</text:span></text:a></text:p>
      <text:p text:style-name="P16"/>
      <text:p text:style-name="P16"/>
      <text:p text:style-name="P16"/>
      <text:p text:style-name="P16"><text:tab/><text:span text:style-name="T11">-</text:span><text:span text:style-name="T20">Wasabi</text:span><text:span text:style-name="T87">, cheap cloud storage for profesional as for private person, S3 </text:span></text:p>
      <text:p text:style-name="P16"><text:tab/><text:tab/><text:a xlink:type="simple" xlink:href="https://wasabi.com/" text:style-name="Internet_20_link" text:visited-style-name="Visited_20_Internet_20_Link">https://wasabi.com/</text:a></text:p>
      <text:p text:style-name="P16"/>
      <text:p text:style-name="P16"/>
      <text:p text:style-name="P70"><text:span text:style-name="T44"/></text:p>
      <text:p text:style-name="P19"/>
      <text:p text:style-name="P19"/>
      <text:p text:style-name="P44"/>
      <text:p text:style-name="P12"/>
      <text:h text:style-name="P72" text:outline-level="5">Archiving Amazon S3 Data to Amazon Glacier</text:h>
      <text:p text:style-name="P44"><text:a xlink:type="simple" xlink:href="https://aws.amazon.com/blogs/aws/archive-s3-to-glacier/" text:style-name="Internet_20_link" text:visited-style-name="Visited_20_Internet_20_Link">https://aws.amazon.com/blogs/aws/archive-s3-to-glacier/</text:a></text:p>
      <text:p text:style-name="P45"><text:tab/><text:span text:style-name="T75">T</text:span>his option reduce greatly the price of amazon S3 by using a glaci<text:span text:style-name="T74">er</text:span> backup, the amazon glacier prices apply but the S3 access remain ( with obviously the 4h delay impose by glacier) the data are at some point (ie: when add and when restored) in double on copy in S3 and one stay in glacier.</text:p>
      <text:p text:style-name="P45">This way could be a good solution for an effective use of glacier with a S3 protocol.</text:p>
      <text:p text:style-name="P44"/>
      <text:p text:style-name="P44"><text:a xlink:type="simple" xlink:href="http://blender.ca/aws-glacier-calculator/" text:style-name="Internet_20_link" text:visited-style-name="Visited_20_Internet_20_Link">http://blender.ca/aws-glacier-calculator/</text:a></text:p>
      <text:p text:style-name="P44"><text:tab/><text:span text:style-name="T77">The pricing of glacier is realy low, for 10T (assuming one G by client) keep for 30years and fully recover it rise to around 50.000 $ or close to 5/6 $ by client (for 30y storage…)</text:span></text:p>
      <text:p text:style-name="P46">The cost change a latt depending on how hearly we ask for the data, it is 3time this price if ask with only 4h, <text:span text:style-name="T78">but for a 24 or 48 hours periode of recovery.</text:span></text:p>
      <text:p text:style-name="P28"/>
      <text:p text:style-name="P28"/>
      <text:p text:style-name="P28"/>
      <text:p text:style-name="P28"/>
      <text:p text:style-name="P28"/>
      <text:p text:style-name="P20"><text:a xlink:type="simple" xlink:href="https://www.g2crowd.com/categories/runtime" text:style-name="Internet_20_link" text:visited-style-name="Visited_20_Internet_20_Link">https://www.g2crowd.com/categories/runtime</text:a></text:p>
      <text:p text:style-name="P20"><text:a xlink:type="simple" xlink:href="https://medium.com/@northxnisha/cloud-native-storage-59624a4fc188" text:style-name="Internet_20_link" text:visited-style-name="Visited_20_Internet_20_Link">https://medium.com/@northxnisha/cloud-native-storage-59624a4fc188</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5in" fo:margin-left="0.5in"/>
        </style:list-level-properties>
      </text:outline-level-style>
      <text:outline-level-style text:level="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7:04:57.694106886</meta:creation-date>
    <meta:generator>LibreOffice/6.0.3.2$Linux_X86_64 LibreOffice_project/00m0$Build-2</meta:generator>
    <dc:date>2018-08-15T08:41:52.128690294</dc:date>
    <meta:editing-duration>PT14H54M7S</meta:editing-duration>
    <meta:editing-cycles>87</meta:editing-cycles>
    <meta:document-statistic meta:table-count="0" meta:image-count="0" meta:object-count="0" meta:page-count="7" meta:paragraph-count="130" meta:word-count="1908" meta:character-count="12668" meta:non-whitespace-character-count="10790"/>
  </office:meta>
</office:document-meta>
</file>